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5E1BB00018C00000132003E10506EAB7DD229.pdf" manifest:media-type="application/pdf"/>
  <manifest:file-entry manifest:full-path="Pictures/100000010000042000000330A5A79D1D133511EB.png" manifest:media-type="image/png"/>
  <manifest:file-entry manifest:full-path="Pictures/1005780C00018C0000013200AD0517D263E8BBB2.pdf" manifest:media-type="application/pdf"/>
  <manifest:file-entry manifest:full-path="Pictures/10000001000000230000002561B477CCABDEB382.png" manifest:media-type="image/png"/>
  <manifest:file-entry manifest:full-path="Pictures/10000001000004200000033065AFA6F08CDCC1D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20pt" officeooo:rsid="001f87d7" officeooo:paragraph-rsid="001f87d7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Courier New"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8pt" officeooo:rsid="002a836b" officeooo:paragraph-rsid="002a836b" style:font-size-asian="18pt" style:font-size-complex="18pt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fo:text-align="cente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0.2291in" fo:min-width="0.2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3752in" fo:min-width="0.15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5693in" fo:min-width="0.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3" text:anchor-type="page" text:anchor-page-number="1" svg:y="2in" svg:width="7.6709in" svg:height="5.9272in" draw:z-index="2" draw:transform="translate (-3.83543307086614in -4.96358267716535in) rotate (1.5707963267949) translate (3.83543307086614in 4.96358267716535in)">
        <draw:image xlink:href="Pictures/1005E1BB00018C00000132003E10506EAB7DD229.pdf" xlink:type="simple" xlink:show="embed" xlink:actuate="onLoad" draw:mime-type="application/pdf"/>
        <draw:image xlink:href="Pictures/100000010000042000000330A5A79D1D133511EB.png" xlink:type="simple" xlink:show="embed" xlink:actuate="onLoad" draw:mime-type="image/png"/>
      </draw:frame>
      <draw:frame draw:style-name="fr3" draw:name="Image2" text:anchor-type="page" text:anchor-page-number="2" svg:y="2in" svg:width="7.6701in" svg:height="5.9299in" draw:z-index="1" draw:transform="translate (-3.83503937007874in -4.96496062992126in) rotate (4.71238898038469) translate (3.83503937007874in 4.96496062992126in)">
        <draw:image xlink:href="Pictures/1005780C00018C0000013200AD0517D263E8BBB2.pdf" xlink:type="simple" xlink:show="embed" xlink:actuate="onLoad" draw:mime-type="application/pdf"/>
        <draw:image xlink:href="Pictures/10000001000004200000033065AFA6F08CDCC1D7.png" xlink:type="simple" xlink:show="embed" xlink:actuate="onLoad" draw:mime-type="image/png"/>
      </draw:frame>
      <text:p text:style-name="P5"><draw:custom-shape text:anchor-type="paragraph" draw:z-index="5" draw:name="Shape 3" draw:style-name="gr1" draw:text-style-name="P6" svg:width="0.2732in" svg:height="0.2295in" svg:x="0.7209in" svg:y="0.0075in"><text:p/><draw:enhanced-geometry svg:viewBox="0 0 21600 21600" draw:type="rectangle" draw:enhanced-path="M 0 0 L 21600 0 21600 21600 0 21600 0 0 Z N"/></draw:custom-shape><draw:frame draw:style-name="fr1" draw:name="Image1" text:anchor-type="char" svg:x="0.7543in" svg:y="-0.0134in" svg:width="0.2402in" svg:height="0.2543in" draw:z-index="4"><draw:image xlink:href="Pictures/10000001000000230000002561B477CCABDEB382.png" xlink:type="simple" xlink:show="embed" xlink:actuate="onLoad" draw:mime-type="image/png"/></draw:frame>= a connection to the other side</text:p>
      <text:p text:style-name="P1"/>
      <text:p text:style-name="P2"><draw:custom-shape text:anchor-type="paragraph" draw:z-index="0" draw:name="Shape 1" draw:style-name="gr3" draw:text-style-name="P8" svg:width="0.7768in" svg:height="0.8059in" svg:x="2.7516in" svg:y="0.0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___ ___ ___ ___ ___ ___ ___ ___</text:p>
      <text:p text:style-name="P4"><draw:custom-shape text:anchor-type="paragraph" draw:z-index="3" draw:name="Shape 2" draw:style-name="gr2" draw:text-style-name="P7" svg:width="0.1551in" svg:height="0.3752in" svg:x="3.5299in" svg:y="4.1165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10:13:12.466000000</meta:creation-date>
    <dc:date>2022-10-14T20:17:28.548000000</dc:date>
    <meta:editing-duration>PT3H26M14S</meta:editing-duration>
    <meta:editing-cycles>13</meta:editing-cycles>
    <meta:generator>LibreOffice/7.3.2.2$Windows_X86_64 LibreOffice_project/49f2b1bff42cfccbd8f788c8dc32c1c309559be0</meta:generator>
    <meta:print-date>2022-10-14T17:11:07.467000000</meta:print-date>
    <meta:document-statistic meta:table-count="0" meta:image-count="3" meta:object-count="0" meta:page-count="2" meta:paragraph-count="2" meta:word-count="15" meta:character-count="63" meta:non-whitespace-character-count="50"/>
  </office:meta>
</office:document-meta>
</file>